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08cm" svg:height="1.905cm" svg:x="18.145cm" svg:y="6.715cm">
          <text:p text:style-name="P1">Clients - Entity</text:p>
        </draw:rect>
        <draw:rect draw:style-name="gr1" draw:text-style-name="P1" xml:id="id3" draw:id="id3" draw:layer="layout" svg:width="7.62cm" svg:height="1.905cm" svg:x="9.255cm" svg:y="6.715cm">
          <text:p text:style-name="P1">Project Types</text:p>
        </draw:rect>
        <draw:rect draw:style-name="gr1" draw:text-style-name="P1" xml:id="id4" draw:id="id4" draw:layer="layout" svg:width="7.62cm" svg:height="1.905cm" svg:x="9.255cm" svg:y="4.175cm">
          <text:p text:style-name="P1">Default Phase</text:p>
        </draw:rect>
        <draw:rect draw:style-name="gr1" draw:text-style-name="P1" xml:id="id5" draw:id="id5" draw:layer="layout" svg:width="7.62cm" svg:height="1.905cm" svg:x="9.255cm" svg:y="1.335cm">
          <text:p text:style-name="P1">Default Tasks</text:p>
        </draw:rect>
        <draw:rect draw:style-name="gr1" draw:text-style-name="P1" xml:id="id2" draw:id="id2" draw:layer="layout" svg:width="7.62cm" svg:height="1.905cm" svg:x="9.255cm" svg:y="11.16cm">
          <text:p text:style-name="P1">Projects</text:p>
        </draw:rect>
        <draw:connector draw:style-name="gr2" draw:text-style-name="P1" draw:layer="layout" svg:x1="20.685cm" svg:y1="8.62cm" svg:x2="13.065cm" svg:y2="11.16cm" draw:start-shape="id1" draw:end-shape="id2" draw:end-glue-point="0" svg:d="m20685 8620v1270h-7620v1270">
          <text:p/>
        </draw:connector>
        <draw:connector draw:style-name="gr2" draw:text-style-name="P1" draw:layer="layout" svg:x1="13.065cm" svg:y1="8.62cm" svg:x2="13.065cm" svg:y2="11.16cm" draw:start-shape="id3" draw:start-glue-point="2" draw:end-shape="id2" draw:end-glue-point="0" svg:d="m13065 8620v2540">
          <text:p/>
        </draw:connector>
        <draw:connector draw:style-name="gr2" draw:text-style-name="P1" draw:layer="layout" svg:x1="13.065cm" svg:y1="6.715cm" svg:x2="13.065cm" svg:y2="6.08cm" draw:start-shape="id3" draw:start-glue-point="0" draw:end-shape="id4" draw:end-glue-point="2" svg:d="m13065 6715v-635">
          <text:p/>
        </draw:connector>
        <draw:connector draw:style-name="gr2" draw:text-style-name="P1" draw:layer="layout" svg:x1="13.065cm" svg:y1="4.175cm" svg:x2="13.065cm" svg:y2="3.24cm" draw:start-shape="id4" draw:start-glue-point="0" draw:end-shape="id5" draw:end-glue-point="2" svg:d="m13065 4175v-935">
          <text:p/>
        </draw:connector>
        <draw:rect draw:style-name="gr1" draw:text-style-name="P1" xml:id="id8" draw:id="id8" draw:layer="layout" svg:width="7.62cm" svg:height="1.905cm" svg:x="10.525cm" svg:y="14.335cm">
          <text:p text:style-name="P1">Phases</text:p>
        </draw:rect>
        <draw:rect draw:style-name="gr1" draw:text-style-name="P1" xml:id="id9" draw:id="id9" draw:layer="layout" svg:width="7.62cm" svg:height="1.905cm" svg:x="10.525cm" svg:y="17.51cm">
          <text:p text:style-name="P1">Tasks</text:p>
        </draw:rect>
        <draw:rect draw:style-name="gr1" draw:text-style-name="P1" xml:id="id10" draw:id="id10" draw:layer="layout" svg:width="7.62cm" svg:height="1.905cm" svg:x="10.525cm" svg:y="20.685cm">
          <text:p text:style-name="P1">Staff - Entity</text:p>
        </draw:rect>
        <draw:rect draw:style-name="gr1" draw:text-style-name="P1" xml:id="id6" draw:id="id6" draw:layer="layout" svg:width="6.985cm" svg:height="1.905cm" svg:x="18.78cm" svg:y="11.16cm">
          <text:p text:style-name="P1">Project Staff</text:p>
        </draw:rect>
        <draw:rect draw:style-name="gr1" draw:text-style-name="P1" xml:id="id7" draw:id="id7" draw:layer="layout" svg:width="5.715cm" svg:height="1.905cm" svg:x="2.27cm" svg:y="11.16cm">
          <text:p text:style-name="P1">Staff Category</text:p>
          <text:p text:style-name="P1">- Entity Type</text:p>
        </draw:rect>
        <draw:connector draw:style-name="gr2" draw:text-style-name="P1" draw:layer="layout" svg:x1="16.875cm" svg:y1="12.112cm" svg:x2="18.78cm" svg:y2="12.112cm" draw:start-shape="id2" draw:start-glue-point="1" draw:end-shape="id6" svg:d="m16875 12112h1905">
          <text:p/>
        </draw:connector>
        <draw:connector draw:style-name="gr2" draw:text-style-name="P1" draw:layer="layout" svg:x1="5.127cm" svg:y1="13.065cm" svg:x2="10.525cm" svg:y2="15.287cm" draw:start-shape="id7" draw:start-glue-point="2" draw:end-shape="id8" draw:end-glue-point="3" svg:d="m5127 13065v2222h5398">
          <text:p/>
        </draw:connector>
        <draw:connector draw:style-name="gr2" draw:text-style-name="P1" draw:layer="layout" svg:x1="13.065cm" svg:y1="13.065cm" svg:x2="14.335cm" svg:y2="14.335cm" draw:start-shape="id2" draw:start-glue-point="2" draw:end-shape="id8" draw:end-glue-point="0" svg:d="m13065 13065v635h1270v635">
          <text:p/>
        </draw:connector>
        <draw:connector draw:style-name="gr2" draw:text-style-name="P1" draw:layer="layout" svg:x1="14.335cm" svg:y1="16.24cm" svg:x2="14.335cm" svg:y2="17.51cm" draw:start-shape="id8" draw:end-shape="id9" draw:end-glue-point="0" svg:d="m14335 16240v1270">
          <text:p/>
        </draw:connector>
        <draw:connector draw:style-name="gr2" draw:text-style-name="P1" draw:layer="layout" svg:x1="14.335cm" svg:y1="19.415cm" svg:x2="14.335cm" svg:y2="20.685cm" draw:start-shape="id9" draw:start-glue-point="2" draw:end-shape="id10" draw:end-glue-point="0" svg:d="m14335 19415v1270">
          <text:p/>
        </draw:connector>
        <draw:rect draw:style-name="gr1" draw:text-style-name="P1" xml:id="id11" draw:id="id11" draw:layer="layout" svg:width="6.35cm" svg:height="1.905cm" svg:x="2.905cm" svg:y="17.51cm">
          <text:p text:style-name="P1">Project Cost</text:p>
        </draw:rect>
        <draw:rect draw:style-name="gr1" draw:text-style-name="P1" xml:id="id12" draw:id="id12" draw:layer="layout" svg:width="6.35cm" svg:height="1.905cm" svg:x="2.905cm" svg:y="20.685cm">
          <text:p text:style-name="P1">Items</text:p>
        </draw:rect>
        <draw:line draw:style-name="gr2" draw:text-style-name="P1" draw:layer="layout" svg:x1="14.335cm" svg:y1="16.24cm" svg:x2="6.08cm" svg:y2="17.51cm">
          <text:p/>
        </draw:line>
        <draw:connector draw:style-name="gr2" draw:text-style-name="P1" draw:layer="layout" svg:x1="6.08cm" svg:y1="19.415cm" svg:x2="6.08cm" svg:y2="20.685cm" draw:start-shape="id11" draw:end-shape="id12" draw:end-glue-point="0" svg:d="m6080 19415v1270">
          <text:p/>
        </draw:connector>
        <draw:rect draw:style-name="gr1" draw:text-style-name="P1" draw:layer="layout" svg:width="6.35cm" svg:height="1.905cm" svg:x="19.415cm" svg:y="13.7cm">
          <text:p text:style-name="P1">Document Folder</text:p>
        </draw:rect>
        <draw:line draw:style-name="gr2" draw:text-style-name="P1" draw:layer="layout" svg:x1="16.875cm" svg:y1="12.43cm" svg:x2="19.415cm" svg:y2="14.97cm">
          <text:p/>
        </draw:line>
        <draw:connector draw:style-name="gr2" draw:text-style-name="P1" draw:layer="layout" svg:x1="2.27cm" svg:y1="12.112cm" svg:x2="9.255cm" svg:y2="5.127cm" draw:start-shape="id7" draw:start-glue-point="3" draw:end-shape="id4" draw:end-glue-point="3" svg:d="m2270 12112h-501v-6985h7486">
          <text:p/>
        </draw:connector>
        <draw:connector draw:style-name="gr2" draw:text-style-name="P1" draw:layer="layout" svg:x1="18.145cm" svg:y1="21.637cm" svg:x2="25.765cm" svg:y2="12.112cm" draw:start-shape="id10" draw:start-glue-point="1" draw:end-shape="id6" draw:end-glue-point="1" svg:d="m18145 21637h8121v-9525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ot </meta:initial-creator>
    <meta:creation-date>2011-04-14T21:18:26</meta:creation-date>
    <dc:date>2011-04-29T11:51:08</dc:date>
    <dc:creator>root </dc:creator>
    <meta:editing-duration>PT5H25M4S</meta:editing-duration>
    <meta:editing-cycles>7</meta:editing-cycles>
    <meta:generator>OpenOffice.org/3.3$Unix OpenOffice.org_project/330m20$Build-9567</meta:generator>
    <meta:document-statistic meta:object-count="27"/>
  </office:meta>
</office:document-meta>
</file>